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Times New Roman" fo:font-size="10pt" style:font-size-asian="10pt" style:font-size-complex="10pt"/>
    </style:style>
    <style:style style:name="P2" style:family="paragraph" style:parent-style-name="Text_20_body" style:list-style-name="L2"/>
    <style:style style:name="P3" style:family="paragraph" style:parent-style-name="Text_20_body">
      <style:text-properties style:font-name="Times New Roman" fo:font-size="10pt" style:font-size-asian="10pt" style:font-size-complex="10pt"/>
    </style:style>
    <style:style style:name="P4" style:family="paragraph" style:parent-style-name="Text_20_body" style:list-style-name="L1">
      <style:text-properties style:font-name="Times New Roman" fo:font-size="10pt" style:font-size-asian="10pt" style:font-size-complex="10pt"/>
    </style:style>
    <style:style style:name="P5" style:family="paragraph" style:parent-style-name="Text_20_body" style:list-style-name="L2">
      <style:text-properties style:font-name="Times New Roman" fo:font-size="10pt" style:font-size-asian="10pt" style:font-size-complex="10pt"/>
    </style:style>
    <style:style style:name="P6" style:family="paragraph" style:parent-style-name="Text_20_body" style:list-style-name="L3">
      <style:text-properties style:font-name="Times New Roman" fo:font-size="10pt" style:font-size-asian="10pt" style:font-size-complex="10pt"/>
    </style:style>
    <style:style style:name="P7" style:family="paragraph" style:parent-style-name="Text_20_body" style:list-style-name="L4">
      <style:text-properties style:font-name="Times New Roman" fo:font-size="10pt" style:font-size-asian="10pt" style:font-size-complex="10pt"/>
    </style:style>
    <style:style style:name="P8" style:family="paragraph" style:parent-style-name="Standard">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size="10pt" style:font-size-asian="10pt" style:font-size-complex="10pt"/>
    </style:style>
    <style:style style:name="T5" style:family="text">
      <style:text-properties style:font-name="Times New Roman" fo:font-size="10pt" fo:font-weight="bold" style:font-size-asian="10pt" style:font-weight-asian="bold" style:font-size-complex="10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4">Groupbuild Website Feature Request: Project Quiz</text:span></text:span></text:p>
      <text:p text:style-name="Text_20_body"><text:span text:style-name="Strong_20_Emphasis"><text:span text:style-name="T4">Overview:</text:span></text:span><text:span text:style-name="T4"> Project Quiz is a dual-phase feature intended to support ethical participation on the Groupbuild platform by verifying that highly active users are likely to be human, ethically aligned, and free of external manipulative intent. This feature will use a cumulative political alignment quiz system to assess and visualize user perspectives relative to established political parties and other Groupbuild users.</text:span></text:p>
      <text:p text:style-name="Text_20_body"><text:span text:style-name="Strong_20_Emphasis"><text:span text:style-name="T4">Purpose:</text:span></text:span></text:p>
      <text:list xml:id="list5848159364904813631" text:style-name="L1">
        <text:list-item>
          <text:p text:style-name="P4">Detect infiltrators (bots, AI agents, foreign-state actors) on Groupbuild.</text:p>
        </text:list-item>
        <text:list-item>
          <text:p text:style-name="P4">Promote self-awareness and transparency among users regarding their political positions.</text:p>
        </text:list-item>
        <text:list-item>
          <text:p text:style-name="P4">Encourage interaction between politically diverse but ethically aligned users.</text:p>
        </text:list-item>
        <text:list-item>
          <text:p text:style-name="P4">Strengthen trust and security across the Groupbuild platform.</text:p>
        </text:list-item>
      </text:list>
      <text:p text:style-name="Text_20_body"><text:span text:style-name="Strong_20_Emphasis"><text:span text:style-name="T4">Phase 1: Iterative Website Feature Specification</text:span></text:span><text:span text:style-name="T4"> This document serves as the working proposal for building the online quiz and its associated interfaces. The aim is to refine each requirement until a development team can implement it.</text:span></text:p>
      <text:p text:style-name="Text_20_body"><text:span text:style-name="Strong_20_Emphasis"><text:span text:style-name="T4">Key Features:</text:span></text:span></text:p>
      <text:list xml:id="list6369378694994654468" text:style-name="L2">
        <text:list-item>
          <text:p text:style-name="P2"><text:span text:style-name="Strong_20_Emphasis"><text:span text:style-name="T4">AnonID Integration</text:span></text:span></text:p>
          <text:list>
            <text:list-item>
              <text:p text:style-name="P5">The quiz system must recognize and associate each user’s responses with their AnonID.</text:p>
            </text:list-item>
            <text:list-item>
              <text:p text:style-name="P5">Ensure cumulative quiz history is tied to the AnonID (not real names).</text:p>
            </text:list-item>
          </text:list>
        </text:list-item>
        <text:list-item>
          <text:p text:style-name="P2"><text:span text:style-name="Strong_20_Emphasis"><text:span text:style-name="T4">Cumulative Political Alignment Quiz</text:span></text:span></text:p>
          <text:list>
            <text:list-item>
              <text:p text:style-name="P5">Questions about current, controversial policies from recognized political parties.</text:p>
            </text:list-item>
            <text:list-item>
              <text:p text:style-name="P5">Policy questions must be country-specific, updated periodically by moderators.</text:p>
            </text:list-item>
            <text:list-item>
              <text:p text:style-name="P5">Each answer will contribute to a cumulative profile that evolves over time.</text:p>
            </text:list-item>
          </text:list>
        </text:list-item>
        <text:list-item>
          <text:p text:style-name="P2"><text:span text:style-name="Strong_20_Emphasis"><text:span text:style-name="T4">Nolan-Chart Style Visualization</text:span></text:span></text:p>
        </text:list-item>
      </text:list>
      <text:p text:style-name="Standard"><text:span text:style-name="T4">See Nolan chart example on this </text:span><text:a xlink:type="simple" xlink:href="https://www.conceptdraw.com/solution-park/infographics-politics" text:style-name="Internet_20_link" text:visited-style-name="Visited_20_Internet_20_Link"><text:span text:style-name="T5">reddit</text:span></text:a><text:span text:style-name="T4">).</text:span></text:p>
      <text:list xml:id="list31466123" text:continue-numbering="true" text:style-name="L2">
        <text:list-item>
          <text:list>
            <text:list-item>
              <text:p text:style-name="P5">Each testee’s answers are translated into a point on a Nolan Chart or similar 2D political spectrum graphic.</text:p>
            </text:list-item>
            <text:list-item>
              <text:p text:style-name="P5">The chart should include:</text:p>
              <text:list>
                <text:list-item>
                  <text:p text:style-name="P5">The testee’s current position.</text:p>
                </text:list-item>
                <text:list-item>
                  <text:p text:style-name="P5">Positions of the major political parties in that country.</text:p>
                </text:list-item>
                <text:list-item>
                  <text:p text:style-name="P5">Previous testee positions (anonymized dots).</text:p>
                </text:list-item>
                <text:list-item>
                  <text:p text:style-name="P5">Space to accommodate thousands of points (future-proofing).</text:p>
                </text:list-item>
              </text:list>
            </text:list-item>
            <text:list-item>
              <text:p text:style-name="P5">Data should update dynamically after each quiz submission.</text:p>
            </text:list-item>
          </text:list>
        </text:list-item>
        <text:list-item>
          <text:p text:style-name="P2"><text:span text:style-name="Strong_20_Emphasis"><text:span text:style-name="T4">Bridgework (Unaligned Issues List)</text:span></text:span></text:p>
          <text:list>
            <text:list-item>
              <text:p text:style-name="P5">After each quiz, list key policy differences between the testee and their closest political party.</text:p>
            </text:list-item>
            <text:list-item>
              <text:p text:style-name="P5">Clearly labeled and color-coded to highlight areas of agreement vs disagreement.</text:p>
            </text:list-item>
            <text:list-item>
              <text:p text:style-name="P5">Named "Bridgework" to reflect Groupbuild’s emphasis on constructive ideological exploration.</text:p>
            </text:list-item>
          </text:list>
        </text:list-item>
        <text:list-item>
          <text:p text:style-name="P2"><text:span text:style-name="Strong_20_Emphasis"><text:span text:style-name="T4">Ethical Intent Score</text:span></text:span></text:p>
          <text:list>
            <text:list-item>
              <text:p text:style-name="P5">BeAxa (Groupbuild’s AI moderator mesh) evaluates responses for civility, consistency, and ethical reasoning.</text:p>
            </text:list-item>
            <text:list-item>
              <text:p text:style-name="P5">Score should reflect behavioral trends and not penalize non-mainstream views.</text:p>
            </text:list-item>
            <text:list-item>
              <text:p text:style-name="P5">Displayed as a live score next to the testee’s avatar and map location.</text:p>
            </text:list-item>
          </text:list>
        </text:list-item>
        <text:list-item>
          <text:p text:style-name="P2"><text:soft-page-break/><text:span text:style-name="Strong_20_Emphasis"><text:span text:style-name="T4">Avatar Icon Update</text:span></text:span></text:p>
          <text:list>
            <text:list-item>
              <text:p text:style-name="P5">Testee avatars display:</text:p>
              <text:list>
                <text:list-item>
                  <text:p text:style-name="P5">Political chart quadrant they fall into.</text:p>
                </text:list-item>
                <text:list-item>
                  <text:p text:style-name="P5">Ethical intent rating.</text:p>
                </text:list-item>
                <text:list-item>
                  <text:p text:style-name="P5">“Verified Human” badge if behavioral history and quiz participation reach certain thresholds.</text:p>
                </text:list-item>
              </text:list>
            </text:list-item>
          </text:list>
        </text:list-item>
        <text:list-item>
          <text:p text:style-name="P2"><text:span text:style-name="Strong_20_Emphasis"><text:span text:style-name="T4">Summary and Recommendations</text:span></text:span></text:p>
          <text:list>
            <text:list-item>
              <text:p text:style-name="P5">Personalized summary written in a flattering tone to encourage participation.</text:p>
            </text:list-item>
            <text:list-item>
              <text:p text:style-name="P5">Suggest existing Groups the user might like to join.</text:p>
            </text:list-item>
            <text:list-item>
              <text:p text:style-name="P5">Recommend advocacy areas or new Groups the user could start.</text:p>
            </text:list-item>
            <text:list-item>
              <text:p text:style-name="P5">Encourage bridge-building between adjacent political quadrants.</text:p>
            </text:list-item>
          </text:list>
        </text:list-item>
        <text:list-item>
          <text:p text:style-name="P2"><text:span text:style-name="Strong_20_Emphasis"><text:span text:style-name="T4">Admin &amp; Moderator Tools</text:span></text:span></text:p>
          <text:list>
            <text:list-item>
              <text:p text:style-name="P5">Admin UI to approve or modify quiz questions.</text:p>
            </text:list-item>
            <text:list-item>
              <text:p text:style-name="P5">Option to remove or adjust party positions on the chart if political landscapes change.</text:p>
            </text:list-item>
            <text:list-item>
              <text:p text:style-name="P5">Heatmap views for moderation oversight.</text:p>
            </text:list-item>
          </text:list>
        </text:list-item>
        <text:list-item>
          <text:p text:style-name="P2"><text:span text:style-name="Strong_20_Emphasis"><text:span text:style-name="T4">Security &amp; Privacy</text:span></text:span></text:p>
          <text:list>
            <text:list-item>
              <text:p text:style-name="P5">AnonID data is encrypted and de-identified.</text:p>
            </text:list-item>
            <text:list-item>
              <text:p text:style-name="P5">Quiz responses are only visible to the system, not to other users.</text:p>
            </text:list-item>
            <text:list-item>
              <text:p text:style-name="P5">No real-world data is stored without explicit consent.</text:p>
            </text:list-item>
          </text:list>
        </text:list-item>
        <text:list-item>
          <text:p text:style-name="P2"><text:span text:style-name="Strong_20_Emphasis"><text:span text:style-name="T4">Future Capabilities (Stretch Goals)</text:span></text:span></text:p>
        </text:list-item>
      </text:list>
      <text:list xml:id="list7945034643367745701" text:style-name="L3">
        <text:list-item>
          <text:p text:style-name="P6">Integration with BeAxa chat logs to correlate ethical behavior with political tendencies.</text:p>
        </text:list-item>
        <text:list-item>
          <text:p text:style-name="P6">Recommendation engine for bridging political divides with curated content.</text:p>
        </text:list-item>
        <text:list-item>
          <text:p text:style-name="P6">Gamified incentives for helping others interpret their results.</text:p>
        </text:list-item>
      </text:list>
      <text:p text:style-name="P1"/>
      <text:p text:style-name="Text_20_body"><text:span text:style-name="Strong_20_Emphasis"><text:span text:style-name="T4">Next Steps:</text:span></text:span></text:p>
      <text:list xml:id="list4314896798548014158" text:style-name="L4">
        <text:list-item>
          <text:p text:style-name="P7">Review and refine each section.</text:p>
        </text:list-item>
        <text:list-item>
          <text:p text:style-name="P7">Finalize graphic design strategy for dynamic Nolan Chart rendering.</text:p>
        </text:list-item>
        <text:list-item>
          <text:p text:style-name="P7">Begin specification of underlying quiz logic, scoring mechanisms, and database schema.</text:p>
        </text:list-item>
      </text:list>
      <text:p text:style-name="P3">Once this document is finalized, we can proceed with the technical development of the quiz system and its visualization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6-02T11:17:49.77</meta:creation-date>
    <meta:document-statistic meta:table-count="0" meta:image-count="0" meta:object-count="0" meta:page-count="2" meta:paragraph-count="60" meta:word-count="603" meta:character-count="3986"/>
    <dc:date>2025-06-02T11:21:30.49</dc:date>
    <dc:creator>Christine Ballard</dc:creator>
    <meta:editing-duration>PT3M40S</meta:editing-duration>
    <meta:editing-cycles>1</meta:editing-cycles>
    <meta:generator>OpenOffice/4.1.15$Win32 OpenOffice.org_project/4115m2$Build-9813</meta:generator>
  </office:meta>
</office:document-meta>
</file>